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UserModifier.getModificationItem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LocalUserModifier.setZipPostalCode( String zipPostal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isUpdatabl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Modifier.LocalUserModifier( LocalUserDao dao , LocalUser arch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calUserModifier.setAddress2( String address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isUpdateNeeded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lUserModifier.setDescription(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LocalUserModifier( LocalUserDao dao , String id , String firstName , String last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calUserModifier.parseBoolean( String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UserModifier.setCity( String 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setCompany( String compan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setFirstName( String firs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setCountry( String cou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setStateProvRegion( String stateProvReg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setPassword(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mod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UserModifier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Modifier.rename( String new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UserModifier.isNew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Modifier.setAddress1( String address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setEmail( String e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setLastName( String las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UserModifier.ad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